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4.07458333333333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7.090833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3">
            <text:p>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ndalucía</text:p>
          </table:table-cell>
          <table:table-cell office:value-type="float" office:value="140295" table:style-name="ce5">
            <text:p>140.295</text:p>
          </table:table-cell>
          <table:table-cell office:value-type="float" office:value="94879" table:style-name="ce5">
            <text:p>94.879</text:p>
          </table:table-cell>
          <table:table-cell office:value-type="percentage" office:value="0.67628211981895292" table:style-name="ce6">
            <text:p>67,6%</text:p>
          </table:table-cell>
          <table:table-cell office:value-type="date" office:date-value="2021-01-11T00:00:00" table:style-name="ce13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ragón</text:p>
          </table:table-cell>
          <table:table-cell office:value-type="float" office:value="23715" table:style-name="ce8">
            <text:p>23.715</text:p>
          </table:table-cell>
          <table:table-cell office:value-type="float" office:value="11983" table:style-name="ce8">
            <text:p>11.983</text:p>
          </table:table-cell>
          <table:table-cell office:value-type="percentage" office:value="0.50529200927682905" table:style-name="ce9">
            <text:p>50,5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sturias<text:s/></text:p>
          </table:table-cell>
          <table:table-cell office:value-type="float" office:value="23720" table:style-name="ce8">
            <text:p>23.720</text:p>
          </table:table-cell>
          <table:table-cell office:value-type="float" office:value="22428" table:style-name="ce8">
            <text:p>22.428</text:p>
          </table:table-cell>
          <table:table-cell office:value-type="percentage" office:value="0.94553119730185498" table:style-name="ce9">
            <text:p>94,6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aleares</text:p>
          </table:table-cell>
          <table:table-cell office:value-type="float" office:value="12840" table:style-name="ce8">
            <text:p>12.840</text:p>
          </table:table-cell>
          <table:table-cell office:value-type="float" office:value="4835" table:style-name="ce8">
            <text:p>4.835</text:p>
          </table:table-cell>
          <table:table-cell office:value-type="percentage" office:value="0.37655763239875389" table:style-name="ce9">
            <text:p>37,7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narias</text:p>
          </table:table-cell>
          <table:table-cell office:value-type="float" office:value="27660" table:style-name="ce8">
            <text:p>27.660</text:p>
          </table:table-cell>
          <table:table-cell office:value-type="float" office:value="15328" table:style-name="ce8">
            <text:p>15.328</text:p>
          </table:table-cell>
          <table:table-cell office:value-type="percentage" office:value="0.55415762834417936" table:style-name="ce9">
            <text:p>55,4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ntabria</text:p>
          </table:table-cell>
          <table:table-cell office:value-type="float" office:value="11850" table:style-name="ce8">
            <text:p>11.850</text:p>
          </table:table-cell>
          <table:table-cell office:value-type="float" office:value="9527" table:style-name="ce8">
            <text:p>9.527</text:p>
          </table:table-cell>
          <table:table-cell office:value-type="percentage" office:value="0.80396624472573841" table:style-name="ce9">
            <text:p>80,4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stilla y Leon<text:s/></text:p>
          </table:table-cell>
          <table:table-cell office:value-type="float" office:value="51390" table:style-name="ce8">
            <text:p>51.390</text:p>
          </table:table-cell>
          <table:table-cell office:value-type="float" office:value="41340" table:style-name="ce8">
            <text:p>41.340</text:p>
          </table:table-cell>
          <table:table-cell office:value-type="percentage" office:value="0.80443666082895504" table:style-name="ce9">
            <text:p>80,4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stilla La Mancha</text:p>
          </table:table-cell>
          <table:table-cell office:value-type="float" office:value="35550" table:style-name="ce8">
            <text:p>35.550</text:p>
          </table:table-cell>
          <table:table-cell office:value-type="float" office:value="23342" table:style-name="ce8">
            <text:p>23.342</text:p>
          </table:table-cell>
          <table:table-cell office:value-type="percentage" office:value="0.6565963431786217" table:style-name="ce9">
            <text:p>65,7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taluña</text:p>
          </table:table-cell>
          <table:table-cell office:value-type="float" office:value="120545" table:style-name="ce8">
            <text:p>120.545</text:p>
          </table:table-cell>
          <table:table-cell office:value-type="float" office:value="82785" table:style-name="ce8">
            <text:p>82.785</text:p>
          </table:table-cell>
          <table:table-cell office:value-type="percentage" office:value="0.68675598324277243" table:style-name="ce9">
            <text:p>68,7%</text:p>
          </table:table-cell>
          <table:table-cell office:value-type="date" office:date-value="2021-01-10T00:00:00" table:style-name="ce14">
            <text:p>10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. Valenciana</text:p>
          </table:table-cell>
          <table:table-cell office:value-type="float" office:value="61225" table:style-name="ce8">
            <text:p>61.225</text:p>
          </table:table-cell>
          <table:table-cell office:value-type="float" office:value="57223" table:style-name="ce8">
            <text:p>57.223</text:p>
          </table:table-cell>
          <table:table-cell office:value-type="percentage" office:value="0.93463454471212737" table:style-name="ce9">
            <text:p>93,5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xtremadura</text:p>
          </table:table-cell>
          <table:table-cell office:value-type="float" office:value="21725" table:style-name="ce8">
            <text:p>21.725</text:p>
          </table:table-cell>
          <table:table-cell office:value-type="float" office:value="11346" table:style-name="ce8">
            <text:p>11.346</text:p>
          </table:table-cell>
          <table:table-cell office:value-type="percentage" office:value="0.52225546605293438" table:style-name="ce9">
            <text:p>52,2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alicia</text:p>
          </table:table-cell>
          <table:table-cell office:value-type="float" office:value="37555" table:style-name="ce8">
            <text:p>37.555</text:p>
          </table:table-cell>
          <table:table-cell office:value-type="float" office:value="33346" table:style-name="ce8">
            <text:p>33.346</text:p>
          </table:table-cell>
          <table:table-cell office:value-type="percentage" office:value="0.88792437757955001" table:style-name="ce9">
            <text:p>88,8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 Rioja</text:p>
          </table:table-cell>
          <table:table-cell office:value-type="float" office:value="5915" table:style-name="ce8">
            <text:p>5.915</text:p>
          </table:table-cell>
          <table:table-cell office:value-type="float" office:value="3826" table:style-name="ce8">
            <text:p>3.826</text:p>
          </table:table-cell>
          <table:table-cell office:value-type="percentage" office:value="0.64683009298393912" table:style-name="ce9">
            <text:p>64,7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drid</text:p>
          </table:table-cell>
          <table:table-cell office:value-type="float" office:value="98790" table:style-name="ce8">
            <text:p>98.790</text:p>
          </table:table-cell>
          <table:table-cell office:value-type="float" office:value="35949" table:style-name="ce8">
            <text:p>35.949</text:p>
          </table:table-cell>
          <table:table-cell office:value-type="percentage" office:value="0.36389310658973578" table:style-name="ce9">
            <text:p>36,4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urcia<text:s/></text:p>
          </table:table-cell>
          <table:table-cell office:value-type="float" office:value="25685" table:style-name="ce8">
            <text:p>25.685</text:p>
          </table:table-cell>
          <table:table-cell office:value-type="float" office:value="16191" table:style-name="ce8">
            <text:p>16.191</text:p>
          </table:table-cell>
          <table:table-cell office:value-type="percentage" office:value="0.63036791901888256" table:style-name="ce9">
            <text:p>63,0%</text:p>
          </table:table-cell>
          <table:table-cell office:value-type="date" office:date-value="2021-01-12T00:00:00" table:style-name="ce14">
            <text:p>12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avarra</text:p>
          </table:table-cell>
          <table:table-cell office:value-type="float" office:value="11850" table:style-name="ce8">
            <text:p>11.850</text:p>
          </table:table-cell>
          <table:table-cell office:value-type="float" office:value="6557" table:style-name="ce8">
            <text:p>6.557</text:p>
          </table:table-cell>
          <table:table-cell office:value-type="percentage" office:value="0.55333333333333334" table:style-name="ce9">
            <text:p>55,3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aís Vasco</text:p>
          </table:table-cell>
          <table:table-cell office:value-type="float" office:value="31605" table:style-name="ce8">
            <text:p>31.605</text:p>
          </table:table-cell>
          <table:table-cell office:value-type="float" office:value="15393" table:style-name="ce8">
            <text:p>15.393</text:p>
          </table:table-cell>
          <table:table-cell office:value-type="percentage" office:value="0.48704318936877078" table:style-name="ce9">
            <text:p>48,7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euta</text:p>
          </table:table-cell>
          <table:table-cell office:value-type="float" office:value="1005" table:style-name="ce8">
            <text:p>1.005</text:p>
          </table:table-cell>
          <table:table-cell office:value-type="float" office:value="758" table:style-name="ce8">
            <text:p>758</text:p>
          </table:table-cell>
          <table:table-cell office:value-type="percentage" office:value="0.75422885572139309" table:style-name="ce9">
            <text:p>75,4%</text:p>
          </table:table-cell>
          <table:table-cell office:value-type="date" office:date-value="2021-01-11T00:00:00" table:style-name="ce14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elilla</text:p>
          </table:table-cell>
          <table:table-cell office:value-type="float" office:value="1005" table:style-name="ce8">
            <text:p>1.005</text:p>
          </table:table-cell>
          <table:table-cell office:value-type="float" office:value="1005" table:style-name="ce8">
            <text:p>1.005</text:p>
          </table:table-cell>
          <table:table-cell office:value-type="percentage" office:value="1" table:style-name="ce9">
            <text:p>100,0%</text:p>
          </table:table-cell>
          <table:table-cell office:value-type="date" office:date-value="2021-01-11T00:00:00" table:style-name="ce15">
            <text:p>11/01/202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Totales</text:p>
          </table:table-cell>
          <table:table-cell office:value-type="float" office:value="743925" table:style-name="ce11">
            <text:p>743.925</text:p>
          </table:table-cell>
          <table:table-cell office:value-type="float" office:value="488041" table:style-name="ce11">
            <text:p>488.041</text:p>
          </table:table-cell>
          <table:table-cell office:value-type="percentage" office:value="0.65603521860402592" table:style-name="ce12">
            <text:p>65,6%</text:p>
          </table:table-cell>
          <table:table-cell table:style-name="ce16"/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12T18:24:18Z</dc:date>
  </office:meta>
</office:document-meta>
</file>